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60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771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604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604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60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604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604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604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60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1.3188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604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4396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568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568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1875in"/>
    </style:style>
    <style:style style:name="Table19.B" style:family="table-column">
      <style:table-column-properties style:column-width="2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2.2563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5688in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604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8771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604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8771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604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8771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45919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a4a9e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bb422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16e31" officeooo:paragraph-rsid="00116e31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6ff22" officeooo:paragraph-rsid="0018d6ce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f564c" officeooo:paragraph-rsid="001f564c" fo:background-color="#ffffff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26af79" officeooo:paragraph-rsid="0026af79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cb875" officeooo:paragraph-rsid="006cb875" fo:background-color="#ffffff" style:font-size-asian="12pt" style:font-size-complex="12pt"/>
    </style:style>
    <style:style style:name="P10" style:family="paragraph" style:parent-style-name="Standard">
      <style:text-properties officeooo:paragraph-rsid="00045919"/>
    </style:style>
    <style:style style:name="P11" style:family="paragraph" style:parent-style-name="Standard">
      <style:text-properties officeooo:paragraph-rsid="000a4a9e"/>
    </style:style>
    <style:style style:name="P12" style:family="paragraph" style:parent-style-name="Standard">
      <style:text-properties officeooo:paragraph-rsid="000bb422"/>
    </style:style>
    <style:style style:name="P13" style:family="paragraph" style:parent-style-name="Standard">
      <style:text-properties officeooo:paragraph-rsid="000d6260"/>
    </style:style>
    <style:style style:name="P14" style:family="paragraph" style:parent-style-name="Standard">
      <style:text-properties officeooo:paragraph-rsid="00152a89"/>
    </style:style>
    <style:style style:name="P15" style:family="paragraph" style:parent-style-name="Standard">
      <style:text-properties officeooo:paragraph-rsid="0018d6ce"/>
    </style:style>
    <style:style style:name="P16" style:family="paragraph" style:parent-style-name="Standard">
      <style:text-properties officeooo:paragraph-rsid="001a7fe3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3cd5c" officeooo:paragraph-rsid="0023cd5c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53394" officeooo:paragraph-rsid="00253394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fo:background-color="#ffff00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00c77" officeooo:paragraph-rsid="00300c77" fo:background-color="#ffff00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b94b5" officeooo:paragraph-rsid="002b94b5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2d5261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748f3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7b44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cb81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132ab" officeooo:paragraph-rsid="0039cb8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cb81" officeooo:paragraph-rsid="0039cb81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6186d" officeooo:paragraph-rsid="0046186d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799b8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d4470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97b44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a4e7b" fo:background-color="transparent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d4470" officeooo:paragraph-rsid="004d4470" fo:background-color="transparent" style:font-size-asian="12pt" style:font-size-complex="12pt"/>
    </style:style>
    <style:style style:name="P35" style:family="paragraph" style:parent-style-name="Standard">
      <style:text-properties officeooo:paragraph-rsid="0022a8e3"/>
    </style:style>
    <style:style style:name="P36" style:family="paragraph" style:parent-style-name="Standard">
      <style:text-properties officeooo:paragraph-rsid="0023cd5c"/>
    </style:style>
    <style:style style:name="P37" style:family="paragraph" style:parent-style-name="Standard">
      <style:text-properties officeooo:paragraph-rsid="00253394"/>
    </style:style>
    <style:style style:name="P38" style:family="paragraph" style:parent-style-name="Standard">
      <style:text-properties officeooo:paragraph-rsid="00287d48"/>
    </style:style>
    <style:style style:name="P39" style:family="paragraph" style:parent-style-name="Standard">
      <style:text-properties officeooo:paragraph-rsid="002eb427"/>
    </style:style>
    <style:style style:name="P40" style:family="paragraph" style:parent-style-name="Standard">
      <style:text-properties officeooo:paragraph-rsid="002f8c63"/>
    </style:style>
    <style:style style:name="P41" style:family="paragraph" style:parent-style-name="Standard">
      <style:text-properties officeooo:paragraph-rsid="0038af2e"/>
    </style:style>
    <style:style style:name="P42" style:family="paragraph" style:parent-style-name="Standard">
      <style:text-properties officeooo:rsid="0039cb81" officeooo:paragraph-rsid="0039cb81"/>
    </style:style>
    <style:style style:name="P43" style:family="paragraph" style:parent-style-name="Standard">
      <style:text-properties officeooo:paragraph-rsid="0039cb81"/>
    </style:style>
    <style:style style:name="P44" style:family="paragraph" style:parent-style-name="Standard">
      <style:text-properties officeooo:paragraph-rsid="00453585"/>
    </style:style>
    <style:style style:name="P45" style:family="paragraph" style:parent-style-name="Standard">
      <style:text-properties officeooo:paragraph-rsid="0046186d"/>
    </style:style>
    <style:style style:name="P46" style:family="paragraph" style:parent-style-name="Standard">
      <style:text-properties officeooo:paragraph-rsid="004bb120"/>
    </style:style>
    <style:style style:name="P47" style:family="paragraph" style:parent-style-name="Table_20_Contents">
      <style:text-properties style:font-name="ARial" fo:font-size="12pt" officeooo:rsid="0002f87d" officeooo:paragraph-rsid="0002f87d" style:font-size-asian="12pt" style:font-size-complex="12pt"/>
    </style:style>
    <style:style style:name="P48" style:family="paragraph" style:parent-style-name="Table_20_Contents">
      <style:text-properties style:font-name="ARial" fo:font-size="12pt" officeooo:rsid="0002f87d" officeooo:paragraph-rsid="00045919" style:font-size-asian="12pt" style:font-size-complex="12pt"/>
    </style:style>
    <style:style style:name="P49" style:family="paragraph" style:parent-style-name="Table_20_Contents">
      <style:text-properties style:font-name="ARial" fo:font-size="12pt" officeooo:rsid="0002f87d" officeooo:paragraph-rsid="000a4a9e" style:font-size-asian="12pt" style:font-size-complex="12pt"/>
    </style:style>
    <style:style style:name="P50" style:family="paragraph" style:parent-style-name="Table_20_Contents">
      <style:text-properties style:font-name="ARial" fo:font-size="12pt" officeooo:rsid="0002f87d" officeooo:paragraph-rsid="000bb422" style:font-size-asian="12pt" style:font-size-complex="12pt"/>
    </style:style>
    <style:style style:name="P51" style:family="paragraph" style:parent-style-name="Table_20_Contents">
      <style:text-properties style:font-name="ARial" fo:font-size="12pt" officeooo:rsid="0002f87d" officeooo:paragraph-rsid="000d6260" style:font-size-asian="12pt" style:font-size-complex="12pt"/>
    </style:style>
    <style:style style:name="P52" style:family="paragraph" style:parent-style-name="Table_20_Contents">
      <style:text-properties style:font-name="ARial" fo:font-size="12pt" officeooo:rsid="0002f87d" officeooo:paragraph-rsid="0018d6ce" style:font-size-asian="12pt" style:font-size-complex="12pt"/>
    </style:style>
    <style:style style:name="P53" style:family="paragraph" style:parent-style-name="Table_20_Contents">
      <style:text-properties style:font-name="ARial" fo:font-size="12pt" officeooo:rsid="0002f87d" officeooo:paragraph-rsid="0022a8e3" style:font-size-asian="12pt" style:font-size-complex="12pt"/>
    </style:style>
    <style:style style:name="P54" style:family="paragraph" style:parent-style-name="Table_20_Contents">
      <style:text-properties style:font-name="ARial" fo:font-size="12pt" officeooo:rsid="0002f87d" officeooo:paragraph-rsid="0023cd5c" style:font-size-asian="12pt" style:font-size-complex="12pt"/>
    </style:style>
    <style:style style:name="P55" style:family="paragraph" style:parent-style-name="Table_20_Contents">
      <style:text-properties style:font-name="ARial" fo:font-size="12pt" officeooo:rsid="0002f87d" officeooo:paragraph-rsid="00253394" style:font-size-asian="12pt" style:font-size-complex="12pt"/>
    </style:style>
    <style:style style:name="P56" style:family="paragraph" style:parent-style-name="Table_20_Contents">
      <style:text-properties style:font-name="ARial" fo:font-size="12pt" officeooo:rsid="00013cc2" officeooo:paragraph-rsid="00013cc2" style:font-size-asian="12pt" style:font-size-complex="12pt"/>
    </style:style>
    <style:style style:name="P5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13cc2" style:font-size-asian="12pt" style:font-size-complex="12pt"/>
    </style:style>
    <style:style style:name="P58" style:family="paragraph" style:parent-style-name="Table_20_Contents">
      <style:text-properties style:font-name="ARial" fo:font-size="12pt" officeooo:rsid="00013cc2" officeooo:paragraph-rsid="00045919" style:font-size-asian="12pt" style:font-size-complex="12pt"/>
    </style:style>
    <style:style style:name="P5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45919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0a4a9e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a4a9e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0bb422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b422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0d6260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260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152a89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52a89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18d6ce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8d6ce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1a7fe3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a7fe3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22a8e3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2a8e3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23cd5c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3cd5c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253394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53394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287d48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87d48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2eb427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eb427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2f8c63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f8c63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38af2e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8af2e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39cb81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9cb81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453585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53585" style:font-size-asian="12pt" style:font-size-complex="12pt"/>
    </style:style>
    <style:style style:name="P90" style:family="paragraph" style:parent-style-name="Table_20_Contents">
      <style:text-properties style:font-name="ARial" fo:font-size="12pt" officeooo:rsid="00013cc2" officeooo:paragraph-rsid="0046186d" style:font-size-asian="12pt" style:font-size-complex="12pt"/>
    </style:style>
    <style:style style:name="P9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186d" style:font-size-asian="12pt" style:font-size-complex="12pt"/>
    </style:style>
    <style:style style:name="P92" style:family="paragraph" style:parent-style-name="Table_20_Contents">
      <style:text-properties style:font-name="ARial" fo:font-size="12pt" officeooo:rsid="00013cc2" officeooo:paragraph-rsid="004bb120" style:font-size-asian="12pt" style:font-size-complex="12pt"/>
    </style:style>
    <style:style style:name="P9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120" style:font-size-asian="12pt" style:font-size-complex="12pt"/>
    </style:style>
    <style:style style:name="P94" style:family="paragraph" style:parent-style-name="Table_20_Contents">
      <style:text-properties style:font-name="ARial" fo:font-size="12pt" officeooo:paragraph-rsid="00045919" style:font-size-asian="12pt" style:font-size-complex="12pt"/>
    </style:style>
    <style:style style:name="P95" style:family="paragraph" style:parent-style-name="Table_20_Contents">
      <style:text-properties style:font-name="ARial" fo:font-size="12pt" officeooo:paragraph-rsid="000a4a9e" style:font-size-asian="12pt" style:font-size-complex="12pt"/>
    </style:style>
    <style:style style:name="P96" style:family="paragraph" style:parent-style-name="Table_20_Contents">
      <style:text-properties style:font-name="ARial" fo:font-size="12pt" officeooo:rsid="000c8d4e" officeooo:paragraph-rsid="000c8d4e" style:font-size-asian="12pt" style:font-size-complex="12pt"/>
    </style:style>
    <style:style style:name="P97" style:family="paragraph" style:parent-style-name="Table_20_Contents">
      <style:text-properties style:font-name="ARial" fo:font-size="12pt" officeooo:paragraph-rsid="000d6260" style:font-size-asian="12pt" style:font-size-complex="12pt"/>
    </style:style>
    <style:style style:name="P98" style:family="paragraph" style:parent-style-name="Table_20_Contents">
      <style:text-properties style:font-name="ARial" fo:font-size="12pt" officeooo:rsid="000d6260" officeooo:paragraph-rsid="000d6260" style:font-size-asian="12pt" style:font-size-complex="12pt"/>
    </style:style>
    <style:style style:name="P99" style:family="paragraph" style:parent-style-name="Table_20_Contents">
      <style:text-properties style:font-name="ARial" fo:font-size="12pt" officeooo:rsid="0010065e" officeooo:paragraph-rsid="0010065e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0ac06" officeooo:paragraph-rsid="0010ac06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16e31" officeooo:paragraph-rsid="00116e31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16e31" officeooo:paragraph-rsid="0018d6ce" style:font-size-asian="12pt" style:font-size-complex="12pt"/>
    </style:style>
    <style:style style:name="P103" style:family="paragraph" style:parent-style-name="Table_20_Contents">
      <style:text-properties style:font-name="ARial" fo:font-size="12pt" officeooo:paragraph-rsid="00152a8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52a89" officeooo:paragraph-rsid="00152a89" style:font-size-asian="12pt" style:font-size-complex="12pt"/>
    </style:style>
    <style:style style:name="P105" style:family="paragraph" style:parent-style-name="Table_20_Contents">
      <style:text-properties style:font-name="ARial" fo:font-size="12pt" officeooo:paragraph-rsid="0018d6ce" style:font-size-asian="12pt" style:font-size-complex="12pt"/>
    </style:style>
    <style:style style:name="P106" style:family="paragraph" style:parent-style-name="Table_20_Contents">
      <style:text-properties style:font-name="ARial" fo:font-size="12pt" officeooo:rsid="001b2723" officeooo:paragraph-rsid="001b2723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c662c" officeooo:paragraph-rsid="001c662c" style:font-size-asian="12pt" style:font-size-complex="12pt"/>
    </style:style>
    <style:style style:name="P108" style:family="paragraph" style:parent-style-name="Table_20_Contents">
      <style:text-properties style:font-name="ARial" fo:font-size="12pt" officeooo:rsid="001de46d" officeooo:paragraph-rsid="001de46d" style:font-size-asian="12pt" style:font-size-complex="12pt"/>
    </style:style>
    <style:style style:name="P109" style:family="paragraph" style:parent-style-name="Table_20_Contents">
      <style:text-properties style:font-name="ARial" fo:font-size="12pt" officeooo:rsid="0022a8e3" officeooo:paragraph-rsid="0022a8e3" style:font-size-asian="12pt" style:font-size-complex="12pt"/>
    </style:style>
    <style:style style:name="P110" style:family="paragraph" style:parent-style-name="Table_20_Contents">
      <style:text-properties style:font-name="ARial" fo:font-size="12pt" officeooo:rsid="0022a8e3" officeooo:paragraph-rsid="0023cd5c" style:font-size-asian="12pt" style:font-size-complex="12pt"/>
    </style:style>
    <style:style style:name="P111" style:family="paragraph" style:parent-style-name="Table_20_Contents">
      <style:text-properties style:font-name="ARial" fo:font-size="12pt" officeooo:rsid="0022a8e3" officeooo:paragraph-rsid="00253394" style:font-size-asian="12pt" style:font-size-complex="12pt"/>
    </style:style>
    <style:style style:name="P112" style:family="paragraph" style:parent-style-name="Table_20_Contents">
      <style:text-properties style:font-name="ARial" fo:font-size="12pt" officeooo:rsid="002a5763" officeooo:paragraph-rsid="002a5763" style:font-size-asian="12pt" style:font-size-complex="12pt"/>
    </style:style>
    <style:style style:name="P113" style:family="paragraph" style:parent-style-name="Table_20_Contents">
      <style:text-properties style:font-name="ARial" fo:font-size="12pt" officeooo:rsid="002a5763" officeooo:paragraph-rsid="002eb427" style:font-size-asian="12pt" style:font-size-complex="12pt"/>
    </style:style>
    <style:style style:name="P114" style:family="paragraph" style:parent-style-name="Table_20_Contents">
      <style:text-properties style:font-name="ARial" fo:font-size="12pt" officeooo:rsid="002a5763" officeooo:paragraph-rsid="002f8c63" style:font-size-asian="12pt" style:font-size-complex="12pt"/>
    </style:style>
    <style:style style:name="P115" style:family="paragraph" style:parent-style-name="Table_20_Contents">
      <style:text-properties style:font-name="ARial" fo:font-size="12pt" officeooo:rsid="002a5763" officeooo:paragraph-rsid="0039cb81" style:font-size-asian="12pt" style:font-size-complex="12pt"/>
    </style:style>
    <style:style style:name="P116" style:family="paragraph" style:parent-style-name="Table_20_Contents">
      <style:text-properties style:font-name="ARial" fo:font-size="12pt" officeooo:rsid="002eb427" officeooo:paragraph-rsid="002eb427" style:font-size-asian="12pt" style:font-size-complex="12pt"/>
    </style:style>
    <style:style style:name="P117" style:family="paragraph" style:parent-style-name="Table_20_Contents">
      <style:text-properties style:font-name="ARial" fo:font-size="12pt" officeooo:rsid="002eb427" officeooo:paragraph-rsid="002f8c63" style:font-size-asian="12pt" style:font-size-complex="12pt"/>
    </style:style>
    <style:style style:name="P118" style:family="paragraph" style:parent-style-name="Table_20_Contents">
      <style:text-properties style:font-name="ARial" fo:font-size="12pt" officeooo:rsid="002eb427" officeooo:paragraph-rsid="0039cb81" style:font-size-asian="12pt" style:font-size-complex="12pt"/>
    </style:style>
    <style:style style:name="P119" style:family="paragraph" style:parent-style-name="Table_20_Contents">
      <style:text-properties style:font-name="ARial" fo:font-size="12pt" officeooo:rsid="002f8c63" officeooo:paragraph-rsid="002f8c63" style:font-size-asian="12pt" style:font-size-complex="12pt"/>
    </style:style>
    <style:style style:name="P120" style:family="paragraph" style:parent-style-name="Table_20_Contents">
      <style:text-properties style:font-name="ARial" fo:font-size="12pt" officeooo:rsid="002f8c63" officeooo:paragraph-rsid="0039cb81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00c77" officeooo:paragraph-rsid="00300c77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8af2e" officeooo:paragraph-rsid="0038af2e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cb81" officeooo:paragraph-rsid="0039cb81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ea508" officeooo:paragraph-rsid="003ea508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f17ad" officeooo:paragraph-rsid="003f17ad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6186d" officeooo:paragraph-rsid="0046186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790f0" officeooo:paragraph-rsid="004790f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91304" officeooo:paragraph-rsid="00491304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91304" officeooo:paragraph-rsid="004bb12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9da41" officeooo:paragraph-rsid="0049da41" style:font-size-asian="12pt" style:font-size-complex="12pt"/>
    </style:style>
    <style:style style:name="P131" style:family="paragraph" style:parent-style-name="Table_20_Contents">
      <style:text-properties style:font-name="ARial" fo:font-size="12pt" officeooo:rsid="004bb120" officeooo:paragraph-rsid="004bb12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6d515c" officeooo:paragraph-rsid="006d515c" style:font-size-asian="12pt" style:font-size-complex="12pt"/>
    </style:style>
    <style:style style:name="P133" style:family="paragraph" style:parent-style-name="Table_20_Contents">
      <style:text-properties style:font-name="ARial" fo:font-size="12pt" officeooo:rsid="0010ac06" officeooo:paragraph-rsid="0010065e" fo:background-color="#ffff00" style:font-size-asian="12pt" style:font-size-complex="12pt"/>
    </style:style>
    <style:style style:name="P13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49170" officeooo:paragraph-rsid="00749170" fo:background-color="#ffffff" style:font-size-asian="12pt" style:font-size-complex="12pt"/>
    </style:style>
    <style:style style:name="P135" style:family="paragraph" style:parent-style-name="Standard">
      <style:text-properties officeooo:paragraph-rsid="00749170"/>
    </style:style>
    <style:style style:name="P136" style:family="paragraph" style:parent-style-name="Table_20_Contents">
      <style:text-properties style:font-name="ARial" fo:font-size="12pt" officeooo:rsid="00013cc2" officeooo:paragraph-rsid="00749170" style:font-size-asian="12pt" style:font-size-complex="12pt"/>
    </style:style>
    <style:style style:name="P13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49170" style:font-size-asian="12pt" style:font-size-complex="12pt"/>
    </style:style>
    <style:style style:name="P138" style:family="paragraph" style:parent-style-name="Table_20_Contents">
      <style:text-properties style:font-name="ARial" fo:font-size="12pt" officeooo:rsid="006d515c" officeooo:paragraph-rsid="00749170" style:font-size-asian="12pt" style:font-size-complex="12pt"/>
    </style:style>
    <style:style style:name="P139" style:family="paragraph" style:parent-style-name="Table_20_Contents">
      <style:text-properties style:font-name="ARial" fo:font-size="12pt" officeooo:rsid="0002f87d" officeooo:paragraph-rsid="00749170" style:font-size-asian="12pt" style:font-size-complex="12pt"/>
    </style:style>
    <style:style style:name="P140" style:family="paragraph" style:parent-style-name="Table_20_Contents">
      <style:text-properties style:font-name="ARial" fo:font-size="12pt" officeooo:rsid="00749170" officeooo:paragraph-rsid="0074917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749b10" officeooo:paragraph-rsid="00749b10" style:font-size-asian="12pt" style:font-size-complex="12pt"/>
    </style:style>
    <style:style style:name="P142" style:family="paragraph" style:parent-style-name="Heading_20_1">
      <style:text-properties officeooo:rsid="0010ac06" officeooo:paragraph-rsid="0010ac06"/>
    </style:style>
    <style:style style:name="P143" style:family="paragraph" style:parent-style-name="Heading_20_1">
      <style:text-properties fo:color="#000000" style:font-name="ARial" fo:font-size="12pt" fo:font-weight="normal" officeooo:rsid="001a7fe3" fo:background-color="transparent" style:font-size-asian="12pt" style:font-size-complex="12pt"/>
    </style:style>
    <style:style style:name="T1" style:family="text">
      <style:text-properties officeooo:rsid="0002f87d"/>
    </style:style>
    <style:style style:name="T2" style:family="text">
      <style:text-properties officeooo:rsid="0004371a"/>
    </style:style>
    <style:style style:name="T3" style:family="text">
      <style:text-properties officeooo:rsid="00045919"/>
    </style:style>
    <style:style style:name="T4" style:family="text">
      <style:text-properties officeooo:rsid="00052578"/>
    </style:style>
    <style:style style:name="T5" style:family="text">
      <style:text-properties officeooo:rsid="0006a794"/>
    </style:style>
    <style:style style:name="T6" style:family="text">
      <style:text-properties officeooo:rsid="0008b8c4"/>
    </style:style>
    <style:style style:name="T7" style:family="text">
      <style:text-properties officeooo:rsid="000a4a9e"/>
    </style:style>
    <style:style style:name="T8" style:family="text">
      <style:text-properties officeooo:rsid="000bb422"/>
    </style:style>
    <style:style style:name="T9" style:family="text">
      <style:text-properties officeooo:rsid="000d6260"/>
    </style:style>
    <style:style style:name="T10" style:family="text">
      <style:text-properties officeooo:rsid="0010ac06"/>
    </style:style>
    <style:style style:name="T11" style:family="text">
      <style:text-properties officeooo:rsid="00152a89"/>
    </style:style>
    <style:style style:name="T12" style:family="text">
      <style:text-properties officeooo:rsid="0018d6ce"/>
    </style:style>
    <style:style style:name="T13" style:family="text">
      <style:text-properties officeooo:rsid="001c662c"/>
    </style:style>
    <style:style style:name="T14" style:family="text">
      <style:text-properties officeooo:rsid="001de46d"/>
    </style:style>
    <style:style style:name="T15" style:family="text">
      <style:text-properties officeooo:rsid="00205e55"/>
    </style:style>
    <style:style style:name="T16" style:family="text">
      <style:text-properties officeooo:rsid="0022a8e3"/>
    </style:style>
    <style:style style:name="T17" style:family="text">
      <style:text-properties officeooo:rsid="0023cd5c"/>
    </style:style>
    <style:style style:name="T18" style:family="text">
      <style:text-properties officeooo:rsid="00253394"/>
    </style:style>
    <style:style style:name="T19" style:family="text">
      <style:text-properties officeooo:rsid="0026af79"/>
    </style:style>
    <style:style style:name="T20" style:family="text">
      <style:text-properties officeooo:rsid="00287d48"/>
    </style:style>
    <style:style style:name="T21" style:family="text">
      <style:text-properties officeooo:rsid="002a5763"/>
    </style:style>
    <style:style style:name="T22" style:family="text">
      <style:text-properties officeooo:rsid="002d5261"/>
    </style:style>
    <style:style style:name="T23" style:family="text">
      <style:text-properties officeooo:rsid="003132ab"/>
    </style:style>
    <style:style style:name="T24" style:family="text">
      <style:text-properties officeooo:rsid="003748f3"/>
    </style:style>
    <style:style style:name="T25" style:family="text">
      <style:text-properties officeooo:rsid="0038af2e"/>
    </style:style>
    <style:style style:name="T26" style:family="text">
      <style:text-properties officeooo:rsid="0039cb81"/>
    </style:style>
    <style:style style:name="T27" style:family="text">
      <style:text-properties officeooo:rsid="003f17ad"/>
    </style:style>
    <style:style style:name="T28" style:family="text">
      <style:text-properties officeooo:rsid="00433ca9"/>
    </style:style>
    <style:style style:name="T29" style:family="text">
      <style:text-properties officeooo:rsid="004663e0"/>
    </style:style>
    <style:style style:name="T30" style:family="text">
      <style:text-properties officeooo:rsid="00491304"/>
    </style:style>
    <style:style style:name="T31" style:family="text">
      <style:text-properties officeooo:rsid="00499528"/>
    </style:style>
    <style:style style:name="T32" style:family="text">
      <style:text-properties officeooo:rsid="004bb120"/>
    </style:style>
    <style:style style:name="T33" style:family="text">
      <style:text-properties officeooo:rsid="004d4470"/>
    </style:style>
    <style:style style:name="T34" style:family="text">
      <style:text-properties officeooo:rsid="004f1c2a"/>
    </style:style>
    <style:style style:name="T35" style:family="text">
      <style:text-properties officeooo:rsid="0051d04a"/>
    </style:style>
    <style:style style:name="T36" style:family="text">
      <style:text-properties officeooo:rsid="00605ff0"/>
    </style:style>
    <style:style style:name="T37" style:family="text">
      <style:text-properties officeooo:rsid="0064f414"/>
    </style:style>
    <style:style style:name="T38" style:family="text">
      <style:text-properties officeooo:rsid="0072849e"/>
    </style:style>
    <style:style style:name="T39" style:family="text">
      <style:text-properties officeooo:rsid="00749b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2" text:outline-level="1"><text:span text:style-name="T31">Requisitos funcionais por ordem de prioridade e módulo</text:span>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>ID:</text:p>
          </table:table-cell>
          <table:table-cell table:style-name="Table1.B1" table:number-columns-spanned="3" office:value-type="string">
            <text:p text:style-name="P56">RF00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7">Nome:</text:p>
          </table:table-cell>
          <table:table-cell table:style-name="Table1.B2" table:number-columns-spanned="3" office:value-type="string">
            <text:p text:style-name="P56">Cadastrar <text:span text:style-name="T4">um </text:span>professor <text:span text:style-name="T4">responsável pela disciplina de atividades complementares de cada curso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6">Módulo:</text:p>
          </table:table-cell>
          <table:table-cell table:style-name="Table1.B3" office:value-type="string">
            <text:p text:style-name="P132">Administrador</text:p>
          </table:table-cell>
          <table:table-cell table:style-name="Table1.C3" office:value-type="string">
            <text:p text:style-name="P56">Prioridade:</text:p>
          </table:table-cell>
          <table:table-cell table:style-name="Table1.D3" office:value-type="string">
            <text:p text:style-name="P47">Essencial</text:p>
          </table:table-cell>
        </table:table-row>
        <table:table-row table:style-name="Table1.4">
          <table:table-cell table:style-name="Table1.A2" office:value-type="string">
            <text:p text:style-name="P56">Descrição:</text:p>
          </table:table-cell>
          <table:table-cell table:style-name="Table1.B4" table:number-columns-spanned="3" office:value-type="string">
            <text:p text:style-name="P4">O professor responsável pela disciplina de Atividade Complementares <text:span text:style-name="T2">de cada curso de graduação</text:span> será cadastrado no sistema <text:span text:style-name="T1">somente</text:span> pelo administrador do sistema. </text:p>
            <text:p text:style-name="P9">Cada curso de graduação terá um professor que será o responsável pela disciplina de atividades complementares deste curso.</text:p>
          </table:table-cell>
          <table:covered-table-cell/>
          <table:covered-table-cell/>
        </table:table-row>
      </table:table>
      <text:p text:style-name="Standard"/>
      <text:p text:style-name="P135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37">ID:</text:p>
          </table:table-cell>
          <table:table-cell table:style-name="Table20.B1" table:number-columns-spanned="3" office:value-type="string">
            <text:p text:style-name="P141">RF02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137">Nome:</text:p>
          </table:table-cell>
          <table:table-cell table:style-name="Table20.B2" table:number-columns-spanned="3" office:value-type="string">
            <text:p text:style-name="P140">Adcionar grupo de atividade complementa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136">Módulo:</text:p>
          </table:table-cell>
          <table:table-cell table:style-name="Table20.B3" office:value-type="string">
            <text:p text:style-name="P138">Administrador</text:p>
          </table:table-cell>
          <table:table-cell table:style-name="Table20.C3" office:value-type="string">
            <text:p text:style-name="P136">Prioridade:</text:p>
          </table:table-cell>
          <table:table-cell table:style-name="Table20.D3" office:value-type="string">
            <text:p text:style-name="P139">Essencial</text:p>
          </table:table-cell>
        </table:table-row>
        <table:table-row table:style-name="Table20.4">
          <table:table-cell table:style-name="Table20.A2" office:value-type="string">
            <text:p text:style-name="P136">Descrição</text:p>
          </table:table-cell>
          <table:table-cell table:style-name="Table20.B4" table:number-columns-spanned="3" office:value-type="string">
            <text:p text:style-name="P134">O administrador deve adicionar um grupo de atividade complementar sempre que for necessário. </text:p>
          </table:table-cell>
          <table:covered-table-cell/>
          <table:covered-table-cell/>
        </table:table-row>
      </table:table>
      <text:p text:style-name="P135"/>
      <text:p text:style-name="P13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37">ID:</text:p>
          </table:table-cell>
          <table:table-cell table:style-name="Table21.B1" table:number-columns-spanned="3" office:value-type="string">
            <text:p text:style-name="P141">RF03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137">Nome:</text:p>
          </table:table-cell>
          <table:table-cell table:style-name="Table21.B2" table:number-columns-spanned="3" office:value-type="string">
            <text:p text:style-name="P140">Excluir grupo de atividade complementar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136">Módulo:</text:p>
          </table:table-cell>
          <table:table-cell table:style-name="Table21.B3" office:value-type="string">
            <text:p text:style-name="P138">Administrador</text:p>
          </table:table-cell>
          <table:table-cell table:style-name="Table21.C3" office:value-type="string">
            <text:p text:style-name="P136">Prioridade:</text:p>
          </table:table-cell>
          <table:table-cell table:style-name="Table21.D3" office:value-type="string">
            <text:p text:style-name="P139">Essencial</text:p>
          </table:table-cell>
        </table:table-row>
        <table:table-row table:style-name="Table21.4">
          <table:table-cell table:style-name="Table21.A2" office:value-type="string">
            <text:p text:style-name="P136">Descrição</text:p>
          </table:table-cell>
          <table:table-cell table:style-name="Table21.B4" table:number-columns-spanned="3" office:value-type="string">
            <text:p text:style-name="P134">O administrador pode excluir um grupo de atividade complementar sempre que for necessário. </text:p>
          </table:table-cell>
          <table:covered-table-cell/>
          <table:covered-table-cell/>
        </table:table-row>
      </table:table>
      <text:p text:style-name="P135"/>
      <text:p text:style-name="P13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37">ID:</text:p>
          </table:table-cell>
          <table:table-cell table:style-name="Table22.B1" table:number-columns-spanned="3" office:value-type="string">
            <text:p text:style-name="P141">RF04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137">Nome:</text:p>
          </table:table-cell>
          <table:table-cell table:style-name="Table22.B2" table:number-columns-spanned="3" office:value-type="string">
            <text:p text:style-name="P140">Adcionar adicionar itens a um grupo de atividade complementar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136">Módulo:</text:p>
          </table:table-cell>
          <table:table-cell table:style-name="Table22.B3" office:value-type="string">
            <text:p text:style-name="P138">Administrador</text:p>
          </table:table-cell>
          <table:table-cell table:style-name="Table22.C3" office:value-type="string">
            <text:p text:style-name="P136">Prioridade:</text:p>
          </table:table-cell>
          <table:table-cell table:style-name="Table22.D3" office:value-type="string">
            <text:p text:style-name="P139">Essencial</text:p>
          </table:table-cell>
        </table:table-row>
        <table:table-row table:style-name="Table22.4">
          <table:table-cell table:style-name="Table22.A2" office:value-type="string">
            <text:p text:style-name="P136">Descrição</text:p>
          </table:table-cell>
          <table:table-cell table:style-name="Table22.B4" table:number-columns-spanned="3" office:value-type="string">
            <text:p text:style-name="P134">O administrador deve cadastrar itens nos grupos de atividades complementares.</text:p>
          </table:table-cell>
          <table:covered-table-cell/>
          <table:covered-table-cell/>
        </table:table-row>
      </table:table>
      <text:p text:style-name="P135"/>
      <text:p text:style-name="P135"/>
      <text:p text:style-name="P135"/>
      <text:p text:style-name="P1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59">ID:</text:p>
          </table:table-cell>
          <table:table-cell table:style-name="Table2.B1" table:number-columns-spanned="3" office:value-type="string">
            <text:p text:style-name="P58">RF0<text:span text:style-name="T39">5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9">Nome:</text:p>
          </table:table-cell>
          <table:table-cell table:style-name="Table2.B2" table:number-columns-spanned="3" office:value-type="string">
            <text:p text:style-name="P58"><text:span text:style-name="T4">Excluir</text:span> professor <text:span text:style-name="T5">responsável pela disciplina de atividades complementare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8">Módulo:</text:p>
          </table:table-cell>
          <table:table-cell table:style-name="Table2.B3" office:value-type="string">
            <text:p text:style-name="P130">Administrador</text:p>
          </table:table-cell>
          <table:table-cell table:style-name="Table2.C3" office:value-type="string">
            <text:p text:style-name="P58">Prioridade:</text:p>
          </table:table-cell>
          <table:table-cell table:style-name="Table2.D3" office:value-type="string">
            <text:p text:style-name="P48">Essencial</text:p>
          </table:table-cell>
        </table:table-row>
        <table:table-row>
          <table:table-cell table:style-name="Table2.A2" office:value-type="string">
            <text:p text:style-name="P58">Descrição:</text:p>
          </table:table-cell>
          <table:table-cell table:style-name="Table2.B4" table:number-columns-spanned="3" office:value-type="string">
            <text:p text:style-name="P1"><text:span text:style-name="T6">Um </text:span>professor responsável pela disciplina de Atividade Complementares <text:span text:style-name="T2">de um dado curso de graduação da UTFPR</text:span> será <text:span text:style-name="T6">excluído</text:span> no sistema <text:span text:style-name="T1">somente</text:span> pelo administrador do sistema. </text:p>
            <text:p text:style-name="P94"/>
          </table:table-cell>
          <table:covered-table-cell/>
          <table:covered-table-cell/>
        </table:table-row>
      </table:table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1">ID:</text:p>
          </table:table-cell>
          <table:table-cell table:style-name="Table3.B1" table:number-columns-spanned="3" office:value-type="string">
            <text:p text:style-name="P60">RF0<text:span text:style-name="T39">6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1">Nome:</text:p>
          </table:table-cell>
          <table:table-cell table:style-name="Table3.B2" table:number-columns-spanned="3" office:value-type="string">
            <text:p text:style-name="P60"><text:span text:style-name="T7">Editar informações pessoais do</text:span> professor <text:span text:style-name="T5">responsável pela disciplina de atividades complementares de um curso de graduação da UTFPR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0">Módulo:</text:p>
          </table:table-cell>
          <table:table-cell table:style-name="Table3.B3" office:value-type="string">
            <text:p text:style-name="P49">Professor</text:p>
          </table:table-cell>
          <table:table-cell table:style-name="Table3.C3" office:value-type="string">
            <text:p text:style-name="P60">Prioridade:</text:p>
          </table:table-cell>
          <table:table-cell table:style-name="Table3.D3" office:value-type="string">
            <text:p text:style-name="P96">Importante</text:p>
          </table:table-cell>
        </table:table-row>
        <table:table-row>
          <table:table-cell table:style-name="Table3.A2" office:value-type="string">
            <text:p text:style-name="P60">Descrição:</text:p>
          </table:table-cell>
          <table:table-cell table:style-name="Table3.B4" table:number-columns-spanned="3" office:value-type="string">
            <text:p text:style-name="P2"><text:span text:style-name="T6">Um </text:span>professor responsável pela disciplina de Atividade Complementares <text:span text:style-name="T2">de um dado curso de graduação da UTFPR, após acessar o sistema pela primeira vez, poderá alterar, se quiser, seus dados cadastrais.</text:span> </text:p>
            <text:p text:style-name="P95"/>
          </table:table-cell>
          <table:covered-table-cell/>
          <table:covered-table-cell/>
        </table:table-row>
      </table:table>
      <text:p text:style-name="P11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3">ID:</text:p>
          </table:table-cell>
          <table:table-cell table:style-name="Table4.B1" table:number-columns-spanned="3" office:value-type="string">
            <text:p text:style-name="P62">RF0<text:span text:style-name="T39">7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3">Nome:</text:p>
          </table:table-cell>
          <table:table-cell table:style-name="Table4.B2" table:number-columns-spanned="3" office:value-type="string">
            <text:p text:style-name="P98">Logar professor responsável pela disciplina de atividades complementares <text:span text:style-name="T10">de um dado curso de graduação da UTFPR</text:span> no sistem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2">Módulo:</text:p>
          </table:table-cell>
          <table:table-cell table:style-name="Table4.B3" office:value-type="string">
            <text:p text:style-name="P50">Professor</text:p>
          </table:table-cell>
          <table:table-cell table:style-name="Table4.C3" office:value-type="string">
            <text:p text:style-name="P62">Prioridade:</text:p>
          </table:table-cell>
          <table:table-cell table:style-name="Table4.D3" office:value-type="string">
            <text:p text:style-name="P98">Essencial</text:p>
          </table:table-cell>
        </table:table-row>
        <table:table-row>
          <table:table-cell table:style-name="Table4.A2" office:value-type="string">
            <text:p text:style-name="P62">Descrição:</text:p>
          </table:table-cell>
          <table:table-cell table:style-name="Table4.B4" table:number-columns-spanned="3" office:value-type="string">
            <text:p text:style-name="P3"><text:span text:style-name="T6">Um </text:span>professor responsável pela disciplina de Atividade Complementares <text:span text:style-name="T2">de um dado curso de graduação da UTFPR poderá acessar o sistema, fazendo o uso da senha e nome de usuário. O sistema verificará a validade destes dados de entrada de acordo com as regras de negócio.</text:span></text:p>
            <text:p text:style-name="P99"/>
            <text:p text:style-name="P133"/>
          </table:table-cell>
          <table:covered-table-cell/>
          <table:covered-table-cell/>
        </table:table-row>
      </table:table>
      <text:p text:style-name="P12"/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5">ID:</text:p>
          </table:table-cell>
          <table:table-cell table:style-name="Table5.B1" table:number-columns-spanned="3" office:value-type="string">
            <text:p text:style-name="P64">RF0<text:span text:style-name="T39">8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5">Nome:</text:p>
          </table:table-cell>
          <table:table-cell table:style-name="Table5.B2" table:number-columns-spanned="3" office:value-type="string">
            <text:p text:style-name="P100"><text:span text:style-name="T20">Sair da conta de</text:span> professor responsável pela disciplina de atividades complementares de um dado curso de graduação da UTFPR.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4">Módulo:</text:p>
          </table:table-cell>
          <table:table-cell table:style-name="Table5.B3" office:value-type="string">
            <text:p text:style-name="P51">Professor</text:p>
          </table:table-cell>
          <table:table-cell table:style-name="Table5.C3" office:value-type="string">
            <text:p text:style-name="P64">Prioridade:</text:p>
          </table:table-cell>
          <table:table-cell table:style-name="Table5.D3" office:value-type="string">
            <text:p text:style-name="P101">Importante</text:p>
          </table:table-cell>
        </table:table-row>
        <table:table-row>
          <table:table-cell table:style-name="Table5.A2" office:value-type="string">
            <text:p text:style-name="P64">Descrição:</text:p>
          </table:table-cell>
          <table:table-cell table:style-name="Table5.B4" table:number-columns-spanned="3" office:value-type="string">
            <text:p text:style-name="P5">O sistema deve permitir que o professor possa sair de <text:s/>sua sessão no sitema quando quiser.</text:p>
            <text:p text:style-name="P97"/>
          </table:table-cell>
          <table:covered-table-cell/>
          <table:covered-table-cell/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7">ID:</text:p>
          </table:table-cell>
          <table:table-cell table:style-name="Table6.B1" table:number-columns-spanned="3" office:value-type="string">
            <text:p text:style-name="P66">RF0<text:span text:style-name="T39">9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7">Nome:</text:p>
          </table:table-cell>
          <table:table-cell table:style-name="Table6.B2" table:number-columns-spanned="3" office:value-type="string">
            <text:p text:style-name="P104">Avaliar documentos comprobatórios de <text:span text:style-name="T27">participação em</text:span> atividades complementares enviados pelos alunos.</text:p>
          </table:table-cell>
          <table:covered-table-cell/>
          <table:covered-table-cell/>
        </table:table-row>
        <text:soft-page-break/>
        <table:table-row>
          <table:table-cell table:style-name="Table6.A2" office:value-type="string">
            <text:p text:style-name="P66">Módulo:</text:p>
          </table:table-cell>
          <table:table-cell table:style-name="Table6.B3" office:value-type="string">
            <text:p text:style-name="P106">Documento</text:p>
          </table:table-cell>
          <table:table-cell table:style-name="Table6.C3" office:value-type="string">
            <text:p text:style-name="P66">Prioridade:</text:p>
          </table:table-cell>
          <table:table-cell table:style-name="Table6.D3" office:value-type="string">
            <text:p text:style-name="P125">Essencial</text:p>
          </table:table-cell>
        </table:table-row>
        <table:table-row>
          <table:table-cell table:style-name="Table6.A2" office:value-type="string">
            <text:p text:style-name="P66">Descrição:</text:p>
          </table:table-cell>
          <table:table-cell table:style-name="Table6.B4" table:number-columns-spanned="3" office:value-type="string">
            <text:p text:style-name="P8">O professor responsável pela disciplina de atividades complementares de qualquer curso de graduação da UTFPR, <text:span text:style-name="T36">ao </text:span>receber os documentos enviados pelos alunos, <text:span text:style-name="T36">deve </text:span>avaliar tais documentos. A forma de avaliação está expressa em regras de negócio.</text:p>
            <text:p text:style-name="P103"/>
          </table:table-cell>
          <table:covered-table-cell/>
          <table:covered-table-cell/>
        </table:table-row>
      </table:table>
      <text:p text:style-name="P14"/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9">ID:</text:p>
          </table:table-cell>
          <table:table-cell table:style-name="Table7.B1" table:number-columns-spanned="3" office:value-type="string">
            <text:p text:style-name="P68">RF<text:span text:style-name="T39">10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9">Nome:</text:p>
          </table:table-cell>
          <table:table-cell table:style-name="Table7.B2" table:number-columns-spanned="3" office:value-type="string">
            <text:p text:style-name="P107">Receber documentos comprobatórios de atividadades complementares do<text:span text:style-name="T28">s</text:span> aluno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8">Módulo:</text:p>
          </table:table-cell>
          <table:table-cell table:style-name="Table7.B3" office:value-type="string">
            <text:p text:style-name="P52">Professor</text:p>
          </table:table-cell>
          <table:table-cell table:style-name="Table7.C3" office:value-type="string">
            <text:p text:style-name="P68">Prioridade:</text:p>
          </table:table-cell>
          <table:table-cell table:style-name="Table7.D3" office:value-type="string">
            <text:p text:style-name="P102">Importante</text:p>
          </table:table-cell>
        </table:table-row>
        <table:table-row>
          <table:table-cell table:style-name="Table7.A2" office:value-type="string">
            <text:p text:style-name="P68">Descrição:</text:p>
          </table:table-cell>
          <table:table-cell table:style-name="Table7.B4" table:number-columns-spanned="3" office:value-type="string">
            <text:p text:style-name="P6">O professor <text:span text:style-name="T12">irá receber os documentos comprobatórios de atividades complementares dos alunos. Esses documentos ficarão no sistema em uma caixa de entrada, organizados por grupo de atividades complementares. </text:span></text:p>
            <text:p text:style-name="P105"/>
          </table:table-cell>
          <table:covered-table-cell/>
          <table:covered-table-cell/>
        </table:table-row>
      </table:table>
      <text:p text:style-name="P15"/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1">ID:</text:p>
          </table:table-cell>
          <table:table-cell table:style-name="Table8.B1" table:number-columns-spanned="3" office:value-type="string">
            <text:p text:style-name="P70">RF<text:span text:style-name="T39">11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1">Nome:</text:p>
          </table:table-cell>
          <table:table-cell table:style-name="Table8.B2" table:number-columns-spanned="3" office:value-type="string">
            <text:p text:style-name="P108">Enviar documentos comprobatórios de atividades complementares ao professor responsáve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0">Módulo:</text:p>
          </table:table-cell>
          <table:table-cell table:style-name="Table8.B3" office:value-type="string">
            <text:p text:style-name="P108">Estudante</text:p>
          </table:table-cell>
          <table:table-cell table:style-name="Table8.C3" office:value-type="string">
            <text:p text:style-name="P70">Prioridade:</text:p>
          </table:table-cell>
          <table:table-cell table:style-name="Table8.D3" office:value-type="string">
            <text:p text:style-name="P109">Essencial</text:p>
          </table:table-cell>
        </table:table-row>
        <table:table-row>
          <table:table-cell table:style-name="Table8.A2" office:value-type="string">
            <text:p text:style-name="P70">Descrição:</text:p>
          </table:table-cell>
          <table:table-cell table:style-name="Table8.B4" table:number-columns-spanned="3" office:value-type="string">
            <text:p text:style-name="P7"><text:span text:style-name="T15">Cabe ao</text:span> aluno <text:span text:style-name="T37">entregar a documentação necessária para a pontuação e a avaliação das Atividades Complmentares ao professor responsável, até a data limite estabelecida no calendário acadêmico. </text:span></text:p>
            <text:p text:style-name="P21"/>
          </table:table-cell>
          <table:covered-table-cell/>
          <table:covered-table-cell/>
        </table:table-row>
      </table:table>
      <text:p text:style-name="P16"/>
      <text:p text:style-name="P16"/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3">ID:</text:p>
          </table:table-cell>
          <table:table-cell table:style-name="Table9.B1" table:number-columns-spanned="3" office:value-type="string">
            <text:p text:style-name="P72">RF<text:span text:style-name="T39">12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3">Nome:</text:p>
          </table:table-cell>
          <table:table-cell table:style-name="Table9.B2" table:number-columns-spanned="3" office:value-type="string">
            <text:p text:style-name="P72">Cadastrar <text:span text:style-name="T16">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2">Módulo:</text:p>
          </table:table-cell>
          <table:table-cell table:style-name="Table9.B3" office:value-type="string">
            <text:p text:style-name="P109">Estudante</text:p>
          </table:table-cell>
          <table:table-cell table:style-name="Table9.C3" office:value-type="string">
            <text:p text:style-name="P72">Prioridade:</text:p>
          </table:table-cell>
          <table:table-cell table:style-name="Table9.D3" office:value-type="string">
            <text:p text:style-name="P53">Essencial</text:p>
          </table:table-cell>
        </table:table-row>
        <table:table-row>
          <table:table-cell table:style-name="Table9.A2" office:value-type="string">
            <text:p text:style-name="P72">Descrição:</text:p>
          </table:table-cell>
          <table:table-cell table:style-name="Table9.B4" table:number-columns-spanned="3" office:value-type="string">
            <text:p text:style-name="P17"><text:span text:style-name="T19">Qualquer aluno de graduação da UTFPR</text:span>, <text:span text:style-name="T38">pode se cadastrar no sistema, </text:span>fornecendo as informações requisitadas pelo sistema. Estas informações necessárias estão descritas em regras de negócio.</text:p>
          </table:table-cell>
          <table:covered-table-cell/>
          <table:covered-table-cell/>
        </table:table-row>
      </table:table>
      <text:p text:style-name="P35"/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5">ID:</text:p>
          </table:table-cell>
          <table:table-cell table:style-name="Table10.B1" table:number-columns-spanned="3" office:value-type="string">
            <text:p text:style-name="P74">RF<text:span text:style-name="T39">13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5">Nome:</text:p>
          </table:table-cell>
          <table:table-cell table:style-name="Table10.B2" table:number-columns-spanned="3" office:value-type="string">
            <text:p text:style-name="P74"><text:span text:style-name="T17">Excluir</text:span> <text:span text:style-name="T16">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4">Módulo:</text:p>
          </table:table-cell>
          <table:table-cell table:style-name="Table10.B3" office:value-type="string">
            <text:p text:style-name="P110">Estudante</text:p>
          </table:table-cell>
          <table:table-cell table:style-name="Table10.C3" office:value-type="string">
            <text:p text:style-name="P74">Prioridade:</text:p>
          </table:table-cell>
          <table:table-cell table:style-name="Table10.D3" office:value-type="string">
            <text:p text:style-name="P54">Essencial</text:p>
          </table:table-cell>
        </table:table-row>
        <table:table-row>
          <table:table-cell table:style-name="Table10.A2" office:value-type="string">
            <text:p text:style-name="P74">Descrição:</text:p>
          </table:table-cell>
          <table:table-cell table:style-name="Table10.B4" table:number-columns-spanned="3" office:value-type="string">
            <text:p text:style-name="P18">O aluno poderá excluir a sua conta quando desejar, desta forma, o sistema deve dispor ao aluno um<text:span text:style-name="T21">a</text:span> forma deste excluir sua própria conta.</text:p>
          </table:table-cell>
          <table:covered-table-cell/>
          <table:covered-table-cell/>
        </table:table-row>
      </table:table>
      <text:p text:style-name="P36"/>
      <text:p text:style-name="P37"><text:soft-page-break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7">ID:</text:p>
          </table:table-cell>
          <table:table-cell table:style-name="Table11.B1" table:number-columns-spanned="3" office:value-type="string">
            <text:p text:style-name="P76">RF<text:span text:style-name="T39">14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7">Nome:</text:p>
          </table:table-cell>
          <table:table-cell table:style-name="Table11.B2" table:number-columns-spanned="3" office:value-type="string">
            <text:p text:style-name="P76"><text:span text:style-name="T18">Acessar conta no sistema de 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6">Módulo:</text:p>
          </table:table-cell>
          <table:table-cell table:style-name="Table11.B3" office:value-type="string">
            <text:p text:style-name="P111">Estudante</text:p>
          </table:table-cell>
          <table:table-cell table:style-name="Table11.C3" office:value-type="string">
            <text:p text:style-name="P76">Prioridade:</text:p>
          </table:table-cell>
          <table:table-cell table:style-name="Table11.D3" office:value-type="string">
            <text:p text:style-name="P55">Essencial</text:p>
          </table:table-cell>
        </table:table-row>
        <table:table-row>
          <table:table-cell table:style-name="Table11.A2" office:value-type="string">
            <text:p text:style-name="P76">Descrição:</text:p>
          </table:table-cell>
          <table:table-cell table:style-name="Table11.B4" table:number-columns-spanned="3" office:value-type="string">
            <text:p text:style-name="P19">O aluno que já estiver cadastrado no sistema poderá acessar sua conta por meio de senha e nome de usuário através do login. </text:p>
            <text:p text:style-name="P19"/>
            <text:p text:style-name="P20"/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p text:style-name="P3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9">ID:</text:p>
          </table:table-cell>
          <table:table-cell table:style-name="Table12.B1" table:number-columns-spanned="3" office:value-type="string">
            <text:p text:style-name="P78">RF<text:span text:style-name="T39">15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9">Nome:</text:p>
          </table:table-cell>
          <table:table-cell table:style-name="Table12.B2" table:number-columns-spanned="3" office:value-type="string">
            <text:p text:style-name="P112">Organizar documentos por grupo de atividades complementares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8">Módulo:</text:p>
          </table:table-cell>
          <table:table-cell table:style-name="Table12.B3" office:value-type="string">
            <text:p text:style-name="P112">Documentos</text:p>
          </table:table-cell>
          <table:table-cell table:style-name="Table12.C3" office:value-type="string">
            <text:p text:style-name="P78">Prioridade:</text:p>
          </table:table-cell>
          <table:table-cell table:style-name="Table12.D3" office:value-type="string">
            <text:p text:style-name="P124">Desejável</text:p>
          </table:table-cell>
        </table:table-row>
        <table:table-row table:style-name="Table12.4">
          <table:table-cell table:style-name="Table12.A2" office:value-type="string">
            <text:p text:style-name="P78">Descrição:</text:p>
          </table:table-cell>
          <table:table-cell table:style-name="Table12.B4" table:number-columns-spanned="3" office:value-type="string">
            <text:p text:style-name="P22">As atividades complementares dos cursos de graduação da UTFPR são organizadas em três grupos de atividades: <text:s/><text:span text:style-name="T22">atividades de complementação da formação social, humana e cultural (GRUPO 1); atividades de cunho comunitário e de interesse coletivo (GRUPO 2); e atividades de iniciação científica, tecnológica e de formação profissional (GRUPO 3). </text:span></text:p>
            <text:p text:style-name="P23">Todos os documentos cadastrados no sistema devem ser exibidos aos usuários, tanto para o aluno quanto para o professor responsável, organizados por grupos de atividades complementares. </text:p>
          </table:table-cell>
          <table:covered-table-cell/>
          <table:covered-table-cell/>
        </table:table-row>
      </table:table>
      <text:p text:style-name="P38"/>
      <text:p text:style-name="P3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81">ID:</text:p>
          </table:table-cell>
          <table:table-cell table:style-name="Table13.B1" table:number-columns-spanned="3" office:value-type="string">
            <text:p text:style-name="P80">RF<text:span text:style-name="T39">16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1">Nome:</text:p>
          </table:table-cell>
          <table:table-cell table:style-name="Table13.B2" table:number-columns-spanned="3" office:value-type="string">
            <text:p text:style-name="P121">Adicionar <text:span text:style-name="T23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0">Módulo:</text:p>
          </table:table-cell>
          <table:table-cell table:style-name="Table13.B3" office:value-type="string">
            <text:p text:style-name="P113">Documentos</text:p>
          </table:table-cell>
          <table:table-cell table:style-name="Table13.C3" office:value-type="string">
            <text:p text:style-name="P80">Prioridade:</text:p>
          </table:table-cell>
          <table:table-cell table:style-name="Table13.D3" office:value-type="string">
            <text:p text:style-name="P116">importante</text:p>
          </table:table-cell>
        </table:table-row>
        <table:table-row table:style-name="Table13.4">
          <table:table-cell table:style-name="Table13.A2" office:value-type="string">
            <text:p text:style-name="P80">Descrição:</text:p>
          </table:table-cell>
          <table:table-cell table:style-name="Table13.B4" table:number-columns-spanned="3" office:value-type="string">
            <text:p text:style-name="P27">O sistema deve permitir que o aluno possa adicionar documentos que atestem suas participações em atividades complementares ao longo de sua graduação. </text:p>
            <text:p text:style-name="P28">Ao adicionar um documento o aluno cadastra informações sobre o documento. Mais detalhes em regras de negócio.</text:p>
            <text:p text:style-name="P27">Todos os documentos adicionados ficam armazenados no sistema e são usadas para calcular um<text:span text:style-name="T24">a</text:span> pontuação prévia do aluno.</text:p>
          </table:table-cell>
          <table:covered-table-cell/>
          <table:covered-table-cell/>
        </table:table-row>
      </table:table>
      <text:p text:style-name="P39"/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3">ID:</text:p>
          </table:table-cell>
          <table:table-cell table:style-name="Table14.B1" table:number-columns-spanned="3" office:value-type="string">
            <text:p text:style-name="P82">RF<text:span text:style-name="T39">17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3">Nome:</text:p>
          </table:table-cell>
          <table:table-cell table:style-name="Table14.B2" table:number-columns-spanned="3" office:value-type="string">
            <text:p text:style-name="P119">Excluir <text:span text:style-name="T24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2">Módulo:</text:p>
          </table:table-cell>
          <table:table-cell table:style-name="Table14.B3" office:value-type="string">
            <text:p text:style-name="P114">Documentos</text:p>
          </table:table-cell>
          <table:table-cell table:style-name="Table14.C3" office:value-type="string">
            <text:p text:style-name="P82">Prioridade:</text:p>
          </table:table-cell>
          <table:table-cell table:style-name="Table14.D3" office:value-type="string">
            <text:p text:style-name="P117">importante</text:p>
          </table:table-cell>
        </table:table-row>
        <table:table-row table:style-name="Table14.4">
          <table:table-cell table:style-name="Table14.A2" office:value-type="string">
            <text:p text:style-name="P82">Descrição:</text:p>
          </table:table-cell>
          <table:table-cell table:style-name="Table14.B4" table:number-columns-spanned="3" office:value-type="string">
            <text:p text:style-name="P24">O aluno poderá excluir os documentos que ele adicionou no sistema, <text:span text:style-name="T26">mas somente </text:span>enquanto não tiver enviado esses documentos ao <text:soft-page-break/>professor responsável. Mais detalhes em regras de negocio <text:span text:style-name="T25">sobre exclusão de documentos</text:span>. </text:p>
          </table:table-cell>
          <table:covered-table-cell/>
          <table:covered-table-cell/>
        </table:table-row>
      </table:table>
      <text:p text:style-name="P40"/>
      <text:p text:style-name="P42"/>
      <text:p text:style-name="P42"/>
      <text:p text:style-name="P42"/>
      <text:p text:style-name="P4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87">ID:</text:p>
          </table:table-cell>
          <table:table-cell table:style-name="Table16.B1" table:number-columns-spanned="3" office:value-type="string">
            <text:p text:style-name="P86">RF<text:span text:style-name="T39">18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7">Nome:</text:p>
          </table:table-cell>
          <table:table-cell table:style-name="Table16.B2" table:number-columns-spanned="3" office:value-type="string">
            <text:p text:style-name="P120">E<text:span text:style-name="T26">ditar</text:span> <text:span text:style-name="T24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6">Módulo:</text:p>
          </table:table-cell>
          <table:table-cell table:style-name="Table16.B3" office:value-type="string">
            <text:p text:style-name="P115">Documentos</text:p>
          </table:table-cell>
          <table:table-cell table:style-name="Table16.C3" office:value-type="string">
            <text:p text:style-name="P86">Prioridade:</text:p>
          </table:table-cell>
          <table:table-cell table:style-name="Table16.D3" office:value-type="string">
            <text:p text:style-name="P118">importante</text:p>
          </table:table-cell>
        </table:table-row>
        <table:table-row table:style-name="Table16.4">
          <table:table-cell table:style-name="Table16.A2" office:value-type="string">
            <text:p text:style-name="P86">Descrição:</text:p>
          </table:table-cell>
          <table:table-cell table:style-name="Table16.B4" table:number-columns-spanned="3" office:value-type="string">
            <text:p text:style-name="P26">O aluno poderá e<text:span text:style-name="T26">ditar</text:span> <text:span text:style-name="T26">a</text:span>s <text:span text:style-name="T26">informações cadastradas sobre um</text:span> documento que ele adicionou no sistema, <text:span text:style-name="T26">mas somente</text:span> enquanto não tiver enviado esses documento ao professor responsável. Mais detalhes em regras de negocio <text:span text:style-name="T25">sobre manutenção de documentos</text:span>. </text:p>
          </table:table-cell>
          <table:covered-table-cell/>
          <table:covered-table-cell/>
        </table:table-row>
      </table:table>
      <text:p text:style-name="P43"/>
      <text:p text:style-name="P4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5">ID:</text:p>
          </table:table-cell>
          <table:table-cell table:style-name="Table15.B1" table:number-columns-spanned="3" office:value-type="string">
            <text:p text:style-name="P84">RF<text:span text:style-name="T39">19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5">Nome:</text:p>
          </table:table-cell>
          <table:table-cell table:style-name="Table15.B2" table:number-columns-spanned="3" office:value-type="string">
            <text:p text:style-name="P122">Calcular pontos em atividades complementares do aluno de graduação da UTFP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4">Módulo:</text:p>
          </table:table-cell>
          <table:table-cell table:style-name="Table15.B3" office:value-type="string">
            <text:p text:style-name="P123">Pontuação</text:p>
          </table:table-cell>
          <table:table-cell table:style-name="Table15.C3" office:value-type="string">
            <text:p text:style-name="P84">Prioridade:</text:p>
          </table:table-cell>
          <table:table-cell table:style-name="Table15.D3" office:value-type="string">
            <text:p text:style-name="P124">Essencial</text:p>
          </table:table-cell>
        </table:table-row>
        <table:table-row table:style-name="Table15.4">
          <table:table-cell table:style-name="Table15.A2" office:value-type="string">
            <text:p text:style-name="P84">Descrição:</text:p>
          </table:table-cell>
          <table:table-cell table:style-name="Table15.B4" table:number-columns-spanned="3" office:value-type="string">
            <text:p text:style-name="P32">Cada documento equivale uma certa quantidade de pontos conforme o grupo ao qual a atividade complementar, representada pelo documento, pertence. Mais detalhes em regras de negócio sobre a avaliação e pontuação em atividades complementares.</text:p>
            <text:p text:style-name="P25"/>
            <text:p text:style-name="P33">O sistema deve calcular quantos pontos o aluno já tem feito com a documentação já registrada em sua conta conforme a avaliação do professor responsável, cuja avaliação se baseia no <text:s/>regulamento de atividades complementares dos cursos de graduação da UTFPR.</text:p>
          </table:table-cell>
          <table:covered-table-cell/>
          <table:covered-table-cell/>
        </table:table-row>
      </table:table>
      <text:p text:style-name="P41"/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89">ID:</text:p>
          </table:table-cell>
          <table:table-cell table:style-name="Table17.B1" table:number-columns-spanned="3" office:value-type="string">
            <text:p text:style-name="P88">RF<text:span text:style-name="T39">20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9">Nome:</text:p>
          </table:table-cell>
          <table:table-cell table:style-name="Table17.B2" table:number-columns-spanned="3" office:value-type="string">
            <text:p text:style-name="P126">Listar documentos comprobatórios de participação em atividades complementar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8">Módulo:</text:p>
          </table:table-cell>
          <table:table-cell table:style-name="Table17.B3" office:value-type="string">
            <text:p text:style-name="P126">Documentos</text:p>
          </table:table-cell>
          <table:table-cell table:style-name="Table17.C3" office:value-type="string">
            <text:p text:style-name="P88">Prioridade:</text:p>
          </table:table-cell>
          <table:table-cell table:style-name="Table17.D3" office:value-type="string">
            <text:p text:style-name="P126">importante</text:p>
          </table:table-cell>
        </table:table-row>
        <table:table-row table:style-name="Table17.4">
          <table:table-cell table:style-name="Table17.A2" office:value-type="string">
            <text:p text:style-name="P88">Descrição:</text:p>
          </table:table-cell>
          <table:table-cell table:style-name="Table17.B4" table:number-columns-spanned="3" office:value-type="string">
            <text:p text:style-name="P29">Todos os documentos serão listados e exibidos aos usuários. <text:span text:style-name="T29">Os documentos podem ser</text:span> <text:span text:style-name="T29">organizados e reunidos em listas por grupo de atividades complementares.</text:span></text:p>
          </table:table-cell>
          <table:covered-table-cell/>
          <table:covered-table-cell/>
        </table:table-row>
      </table:table>
      <text:p text:style-name="P44"/>
      <text:p text:style-name="P4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91">ID:</text:p>
          </table:table-cell>
          <table:table-cell table:style-name="Table18.B1" table:number-columns-spanned="3" office:value-type="string">
            <text:p text:style-name="P90">RF<text:span text:style-name="T39">21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1">Nome:</text:p>
          </table:table-cell>
          <table:table-cell table:style-name="Table18.B2" table:number-columns-spanned="3" office:value-type="string">
            <text:p text:style-name="P127">Buscar por documento comprobatório de participação em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0">Módulo:</text:p>
          </table:table-cell>
          <table:table-cell table:style-name="Table18.B3" office:value-type="string">
            <text:p text:style-name="P126">Documentos</text:p>
          </table:table-cell>
          <table:table-cell table:style-name="Table18.C3" office:value-type="string">
            <text:p text:style-name="P90">Prioridade:</text:p>
          </table:table-cell>
          <table:table-cell table:style-name="Table18.D3" office:value-type="string">
            <text:p text:style-name="P128">importante</text:p>
          </table:table-cell>
        </table:table-row>
        <text:soft-page-break/>
        <table:table-row table:style-name="Table18.4">
          <table:table-cell table:style-name="Table18.A2" office:value-type="string">
            <text:p text:style-name="P90">Descrição:</text:p>
          </table:table-cell>
          <table:table-cell table:style-name="Table18.B4" table:number-columns-spanned="3" office:value-type="string">
            <text:p text:style-name="P30">O sistema deve fornecer aos usuários a opção de buscar por um documento em específico, <text:span text:style-name="T30">filtrando a lista de documentos por meio da entrada de busca.</text:span></text:p>
          </table:table-cell>
          <table:covered-table-cell/>
          <table:covered-table-cell/>
        </table:table-row>
      </table:table>
      <text:p text:style-name="P45"/>
      <text:p text:style-name="P46"/>
      <text:p text:style-name="P4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93">ID:</text:p>
          </table:table-cell>
          <table:table-cell table:style-name="Table19.B1" table:number-columns-spanned="3" office:value-type="string">
            <text:p text:style-name="P92">RF<text:span text:style-name="T39">22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3">Nome:</text:p>
          </table:table-cell>
          <table:table-cell table:style-name="Table19.B2" table:number-columns-spanned="3" office:value-type="string">
            <text:p text:style-name="P131">Definir progresso do aluno na disciplina de atividades complementares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2">Módulo:</text:p>
          </table:table-cell>
          <table:table-cell table:style-name="Table19.B3" office:value-type="string">
            <text:p text:style-name="P131">Pontuação</text:p>
          </table:table-cell>
          <table:table-cell table:style-name="Table19.C3" office:value-type="string">
            <text:p text:style-name="P92"><text:span text:style-name="T32">P</text:span>rioridade:</text:p>
          </table:table-cell>
          <table:table-cell table:style-name="Table19.D3" office:value-type="string">
            <text:p text:style-name="P129">importante</text:p>
          </table:table-cell>
        </table:table-row>
        <table:table-row table:style-name="Table19.4">
          <table:table-cell table:style-name="Table19.A2" office:value-type="string">
            <text:p text:style-name="P92">Descrição:</text:p>
          </table:table-cell>
          <table:table-cell table:style-name="Table19.B4" table:number-columns-spanned="3" office:value-type="string">
            <text:p text:style-name="P31">O sistema deve <text:s/><text:span text:style-name="T33">calcular e exibir o progresso dos alunos na disciplina de atividades complementares a medida que o mesmo pontua em cada um dos grupos de atividades complementares.</text:span></text:p>
            <text:p text:style-name="P34"><text:s/></text:p>
            <text:p text:style-name="P34">O aluno poderá pontuar nos três grupos de atividades complementares conforme determinado no Regulamento de atividades complementares dos cursos de graduação da UTFPR. </text:p>
            <text:p text:style-name="P34"><text:s/></text:p>
            <text:p text:style-name="P34">Em um primeiro momento, o sistema determina um progresso pr<text:span text:style-name="T35">é</text:span>vio do aluno, <text:span text:style-name="T35">ou seja, </text:span><text:s/>antes de ele envia seus documentos para avaliação ao professor responsável pela disciplina de atividades complementares. <text:span text:style-name="T34">Após o envio, sua pontuação está sujeita a alterações conforme o professor avalia os documentos.</text:span></text:p>
          </table:table-cell>
          <table:covered-table-cell/>
          <table:covered-table-cell/>
        </table:table-row>
      </table:table>
      <text:p text:style-name="P46"/>
      <text:p text:style-name="P46"/>
      <text:h text:style-name="Heading_20_1" text:outline-level="1"/>
      <text:h text:style-name="Heading_20_1" text:outline-level="1"/>
      <text:h text:style-name="P14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5:30:59.950967157</meta:creation-date>
    <dc:date>2019-03-18T13:53:22.855414982</dc:date>
    <meta:editing-duration>PT11H32M1S</meta:editing-duration>
    <meta:editing-cycles>39</meta:editing-cycles>
    <meta:generator>LibreOffice/5.2.7.2$Linux_X86_64 LibreOffice_project/20m0$Build-2</meta:generator>
    <meta:document-statistic meta:table-count="22" meta:image-count="0" meta:object-count="0" meta:page-count="6" meta:paragraph-count="230" meta:word-count="1172" meta:character-count="8207" meta:non-whitespace-character-count="7242"/>
  </office:meta>
</office:document-meta>
</file>